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f7f4d" officeooo:paragraph-rsid="000f7f4d"/>
    </style:style>
    <style:style style:name="P2" style:family="paragraph" style:parent-style-name="Text_20_body">
      <style:text-properties officeooo:rsid="000b2fd5" officeooo:paragraph-rsid="000b2fd5"/>
    </style:style>
    <style:style style:name="P3" style:family="paragraph" style:parent-style-name="Text_20_body">
      <style:text-properties officeooo:rsid="000b2fd5" officeooo:paragraph-rsid="0011e32c"/>
    </style:style>
    <style:style style:name="P4" style:family="paragraph" style:parent-style-name="Text_20_body">
      <style:text-properties officeooo:rsid="000c2a5f" officeooo:paragraph-rsid="000c2a5f"/>
    </style:style>
    <style:style style:name="P5" style:family="paragraph" style:parent-style-name="Text_20_body">
      <style:text-properties officeooo:rsid="000f7f4d" officeooo:paragraph-rsid="000f7f4d"/>
    </style:style>
    <style:style style:name="P6" style:family="paragraph" style:parent-style-name="Text_20_body">
      <style:text-properties officeooo:rsid="001163e1" officeooo:paragraph-rsid="001163e1"/>
    </style:style>
    <style:style style:name="P7" style:family="paragraph" style:parent-style-name="Text_20_body">
      <style:text-properties fo:font-weight="bold" officeooo:rsid="000b2fd5" officeooo:paragraph-rsid="000b2fd5" style:font-weight-asian="bold" style:font-weight-complex="bold"/>
    </style:style>
    <style:style style:name="P8" style:family="paragraph" style:parent-style-name="Text_20_body">
      <style:text-properties fo:font-weight="bold" officeooo:rsid="000b2fd5" officeooo:paragraph-rsid="0011e32c" style:font-weight-asian="bold" style:font-weight-complex="bold"/>
    </style:style>
    <style:style style:name="P9" style:family="paragraph" style:parent-style-name="Text_20_body">
      <style:text-properties fo:font-weight="bold" officeooo:rsid="000baa4d" officeooo:paragraph-rsid="000baa4d" style:font-weight-asian="bold" style:font-weight-complex="bold"/>
    </style:style>
    <style:style style:name="P10" style:family="paragraph" style:parent-style-name="Text_20_body">
      <style:text-properties fo:font-weight="bold" officeooo:rsid="00123925" officeooo:paragraph-rsid="00123925" style:font-weight-asian="bold" style:font-weight-complex="bold"/>
    </style:style>
    <style:style style:name="P11" style:family="paragraph" style:parent-style-name="Text_20_body">
      <style:text-properties fo:font-weight="normal" officeooo:rsid="0011e32c" officeooo:paragraph-rsid="0011e32c" style:font-weight-asian="normal" style:font-weight-complex="normal"/>
    </style:style>
    <style:style style:name="P12" style:family="paragraph" style:parent-style-name="Text_20_body">
      <style:text-properties fo:font-weight="normal" officeooo:rsid="00123925" officeooo:paragraph-rsid="00123925" style:font-weight-asian="normal" style:font-weight-complex="normal"/>
    </style:style>
    <style:style style:name="P13" style:family="paragraph" style:parent-style-name="Text_20_body">
      <style:text-properties officeooo:rsid="00123925" officeooo:paragraph-rsid="00123925"/>
    </style:style>
    <style:style style:name="P14" style:family="paragraph" style:parent-style-name="Text_20_body">
      <style:text-properties officeooo:rsid="0012c202" officeooo:paragraph-rsid="0012c202"/>
    </style:style>
    <style:style style:name="P15" style:family="paragraph" style:parent-style-name="Text_20_body">
      <style:text-properties fo:font-weight="normal" officeooo:rsid="0011e32c" officeooo:paragraph-rsid="0011e32c" style:font-weight-asian="normal" style:font-weight-complex="normal"/>
    </style:style>
    <style:style style:name="P16" style:family="paragraph" style:parent-style-name="Text_20_body">
      <style:text-properties officeooo:rsid="00123925" officeooo:paragraph-rsid="00123925"/>
    </style:style>
    <style:style style:name="P17" style:family="paragraph" style:parent-style-name="Text_20_body">
      <style:text-properties officeooo:rsid="0016a353" officeooo:paragraph-rsid="0016a353"/>
    </style:style>
    <style:style style:name="P18" style:family="paragraph" style:parent-style-name="Text_20_body">
      <style:text-properties officeooo:rsid="0016a353" officeooo:paragraph-rsid="001affea"/>
    </style:style>
    <style:style style:name="P19" style:family="paragraph" style:parent-style-name="Text_20_body">
      <style:text-properties officeooo:rsid="00173394" officeooo:paragraph-rsid="00173394"/>
    </style:style>
    <style:style style:name="P20" style:family="paragraph" style:parent-style-name="Text_20_body">
      <style:text-properties officeooo:rsid="001872ac" officeooo:paragraph-rsid="001872ac"/>
    </style:style>
    <style:style style:name="P21" style:family="paragraph" style:parent-style-name="Text_20_body">
      <style:text-properties officeooo:rsid="0019ac15" officeooo:paragraph-rsid="0019ac15"/>
    </style:style>
    <style:style style:name="P22" style:family="paragraph" style:parent-style-name="Text_20_body">
      <style:text-properties officeooo:rsid="001a87ba" officeooo:paragraph-rsid="001a87ba"/>
    </style:style>
    <style:style style:name="P23" style:family="paragraph" style:parent-style-name="Text_20_body">
      <style:text-properties fo:font-weight="bold" officeooo:rsid="001affea" officeooo:paragraph-rsid="001affea" style:font-weight-asian="bold" style:font-weight-complex="bold"/>
    </style:style>
    <style:style style:name="P24" style:family="paragraph" style:parent-style-name="Text_20_body">
      <style:text-properties fo:font-weight="bold" officeooo:rsid="001bd6cf" officeooo:paragraph-rsid="001bd6cf" style:font-weight-asian="bold" style:font-weight-complex="bold"/>
    </style:style>
    <style:style style:name="P25" style:family="paragraph" style:parent-style-name="Text_20_body">
      <style:text-properties officeooo:rsid="001bd6cf" officeooo:paragraph-rsid="001bd6cf"/>
    </style:style>
    <style:style style:name="P26" style:family="paragraph" style:parent-style-name="Text_20_body">
      <style:text-properties officeooo:rsid="001d12bc" officeooo:paragraph-rsid="001d12bc"/>
    </style:style>
    <style:style style:name="P27" style:family="paragraph" style:parent-style-name="Standard">
      <style:text-properties officeooo:rsid="0016a353" officeooo:paragraph-rsid="001affea"/>
    </style:style>
    <style:style style:name="T1" style:family="text">
      <style:text-properties officeooo:rsid="000baa4d"/>
    </style:style>
    <style:style style:name="T2" style:family="text">
      <style:text-properties officeooo:rsid="000c2a5f"/>
    </style:style>
    <style:style style:name="T3" style:family="text">
      <style:text-properties officeooo:rsid="000f7f4d"/>
    </style:style>
    <style:style style:name="T4" style:family="text">
      <style:text-properties officeooo:rsid="001163e1"/>
    </style:style>
    <style:style style:name="T5" style:family="text">
      <style:text-properties fo:font-style="italic" officeooo:rsid="001163e1" style:font-style-asian="italic" style:font-style-complex="italic"/>
    </style:style>
    <style:style style:name="T6" style:family="text">
      <style:text-properties officeooo:rsid="0011e32c"/>
    </style:style>
    <style:style style:name="T7" style:family="text">
      <style:text-properties fo:font-weight="normal" officeooo:rsid="0011e32c" style:font-weight-asian="normal" style:font-weight-complex="normal"/>
    </style:style>
    <style:style style:name="T8" style:family="text">
      <style:text-properties fo:font-weight="normal" officeooo:rsid="000c2a5f" style:font-weight-asian="normal" style:font-weight-complex="normal"/>
    </style:style>
    <style:style style:name="T9" style:family="text">
      <style:text-properties officeooo:rsid="0013534a"/>
    </style:style>
    <style:style style:name="T10" style:family="text">
      <style:text-properties officeooo:rsid="0014d143"/>
    </style:style>
    <style:style style:name="T11" style:family="text">
      <style:text-properties officeooo:rsid="00152f78"/>
    </style:style>
    <style:style style:name="T12" style:family="text">
      <style:text-properties officeooo:rsid="0019ac15"/>
    </style:style>
    <style:style style:name="T13" style:family="text">
      <style:text-properties officeooo:rsid="001affea"/>
    </style:style>
    <style:style style:name="T14" style:family="text">
      <style:text-properties officeooo:rsid="001d12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ting</text:p>
      <text:p text:style-name="P14">Write Opening Transacti<text:span text:style-name="T10">o</text:span>n to blockchain</text:p>
      <text:p text:style-name="P14">Write Closing Transaction to blockchain, all vetos processed, minimum pe<text:span text:style-name="T9">o</text:span>ple has signed, <text:span text:style-name="T11">minium time has passed</text:span></text:p>
      <text:p text:style-name="P5"/>
      <text:p text:style-name="Text_20_body"/>
      <text:p text:style-name="P8"><text:span text:style-name="T6">specific-</text:span>one</text:p>
      <text:p text:style-name="P3">- <text:span text:style-name="T6">specific one sign </text:span><text:span text:style-name="T7">decision transactions</text:span></text:p>
      <text:p text:style-name="P11">- at the beginning, the founder of group</text:p>
      <text:p text:style-name="P7"><text:span text:style-name="T6">specific-</text:span>one-choose-council</text:p>
      <text:p text:style-name="P3">- <text:span text:style-name="T7">specific </text:span><text:span text:style-name="T8">one</text:span><text:span text:style-name="T2"> choose council members</text:span></text:p>
      <text:p text:style-name="P7">some </text:p>
      <text:p text:style-name="P2">- <text:span text:style-name="T2">at least x decide and sign, as long no one has a veto</text:span></text:p>
      <text:p text:style-name="P7">some-vote-council</text:p>
      <text:p text:style-name="P2">- <text:span text:style-name="T4">at least x vote for council members</text:span></text:p>
      <text:p text:style-name="P2">- <text:span text:style-name="T4">everyone voting has one vote<text:line-break/></text:span><text:span text:style-name="T5">veto</text:span></text:p>
      <text:p text:style-name="P2"><text:span text:style-name="T4">1.</text:span> <text:span text:style-name="T4">everyone can veto for council members resetting all votes for this council member, send message to everyone voted for him</text:span></text:p>
      <text:p text:style-name="P6">2. everyone voting again for veto council members, must also sign the veto</text:p>
      <text:p text:style-name="P9">any</text:p>
      <text:p text:style-name="P11">everyone must sign decision transactions</text:p>
      <text:p text:style-name="P7"><text:span text:style-name="T1">any</text:span>-vote-council</text:p>
      <text:p text:style-name="P9">most</text:p>
      <text:p text:style-name="P9">most-vote-council</text:p>
      <text:p text:style-name="P7"/>
      <text:p text:style-name="P9">some-council</text:p>
      <text:p text:style-name="P9">most-council</text:p>
      <text:p text:style-name="P9">any-council</text:p>
      <text:p text:style-name="P9"/>
      <text:p text:style-name="P9"/>
      <text:p text:style-name="P7">council groups</text:p>
      <text:p text:style-name="P2"/>
      <text:p text:style-name="P10">passive-veto</text:p>
      <text:p text:style-name="P12">- veto must signed</text:p>
      <text:p text:style-name="P10">active-veto</text:p>
      <text:p text:style-name="P2">- </text:p>
      <text:p text:style-name="P4"><text:soft-page-break/>Open veto:<text:line-break/>Everyone how can/want to decide must sign veto say he has read it<text:line-break/><text:span text:style-name="T3">if some: </text:span>must sign again the decision, decision transaction will be reset by veto</text:p>
      <text:p text:style-name="P4"/>
      <text:p text:style-name="P4"/>
      <text:p text:style-name="P13">Two Veto Transactions:<text:line-break/>Open, write direct to blockchain</text:p>
      <text:p text:style-name="P13">Close, everyone has signed it</text:p>
      <text:p text:style-name="P13"/>
      <text:p text:style-name="P17">group <text:span text:style-name="T13">poll</text:span> open</text:p>
      <text:p text:style-name="P21">group <text:span text:style-name="T13">poll</text:span> count</text:p>
      <text:p text:style-name="P17">group <text:span text:style-name="T13">poll</text:span> close</text:p>
      <text:p text:style-name="P17"/>
      <text:p text:style-name="P23">Transactions for polling</text:p>
      <text:p text:style-name="P27">- group state set</text:p>
      <text:p text:style-name="P18">- group state unset<text:tab/></text:p>
      <text:p text:style-name="P17"/>
      <text:p text:style-name="P19">Secret Voting via Tickets: </text:p>
      <text:p text:style-name="P19">Voting starter create derived public keys with voter public </text:p>
      <text:p text:style-name="P19">encrypt with voter public<text:line-break/>only voter can decrypt</text:p>
      <text:p text:style-name="P21">three per voter</text:p>
      <text:p text:style-name="P19">voter sign vote with this decrypted private key instead of own</text:p>
      <text:p text:style-name="P19">important: <text:line-break/>Only vote-starter and voter knows actual ticket</text:p>
      <text:p text:style-name="P19">it is possible to confirm that every ticket came from vote-starter</text:p>
      <text:p text:style-name="P20">Maybe using ThreeBallot Algorithums <text:span text:style-name="T12">or </text:span></text:p>
      <text:p text:style-name="P21"><text:a xlink:type="simple" xlink:href="https://arxiv.org/ftp/arxiv/papers/1804/1804.06674.pdf" text:style-name="Internet_20_link" text:visited-style-name="Visited_20_Internet_20_Link">https://arxiv.org/ftp/arxiv/papers/1804/1804.06674.pdf</text:a></text:p>
      <text:p text:style-name="P22">Shared Keys?</text:p>
      <text:p text:style-name="P22"/>
      <text:p text:style-name="P24">Simple Trust <text:span text:style-name="T14">Neighbor</text:span>:</text:p>
      <text:p text:style-name="P25">Every action needs m from n signatures</text:p>
      <text:p text:style-name="P25">m &lt;= n &lt;= user count</text:p>
      <text:p text:style-name="P25">check by remove user if m &lt;= n &lt;= user count stay valid</text:p>
      <text:p text:style-name="P26">default: m = 1, n = 1</text:p>
      <text:p text:style-name="P26">exception: group founder can call addToGroup on themself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49S</meta:editing-duration>
    <meta:editing-cycles>20</meta:editing-cycles>
    <meta:generator>LibreOffice/4.4.7.2$Windows_x86 LibreOffice_project/f3153a8b245191196a4b6b9abd1d0da16eead600</meta:generator>
    <dc:date>2020-07-29T11:50:38.630000000</dc:date>
    <meta:document-statistic meta:table-count="0" meta:image-count="0" meta:object-count="0" meta:page-count="2" meta:paragraph-count="53" meta:word-count="298" meta:character-count="1837" meta:non-whitespace-character-count="1584"/>
    <meta:user-defined meta:name="Info 1"/>
    <meta:user-defined meta:name="Info 2"/>
    <meta:user-defined meta:name="Info 3"/>
    <meta:user-defined meta:name="Info 4"/>
  </office:meta>
</office:document-meta>
</file>